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2.89pt"/>
    </style:style>
    <style:style style:name="co2" style:family="table-column">
      <style:table-column-properties fo:break-before="auto" style:column-width="109.96pt"/>
    </style:style>
    <style:style style:name="co3" style:family="table-column">
      <style:table-column-properties fo:break-before="auto" style:column-width="44.16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283.44pt"/>
    </style:style>
    <style:style style:name="co6" style:family="table-column">
      <style:table-column-properties fo:break-before="auto" style:column-width="162.2pt"/>
    </style:style>
    <style:style style:name="co7" style:family="table-column">
      <style:table-column-properties fo:break-before="auto" style:column-width="513.04pt"/>
    </style:style>
    <style:style style:name="co8" style:family="table-column">
      <style:table-column-properties fo:break-before="auto" style:column-width="51.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ext-properties fo:color="#dddddd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XML</text:p>
          </table:table-cell>
          <table:table-cell table:style-name="ce1" table:number-columns-repeated="2"/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Source</text:p>
          </table:table-cell>
          <table:table-cell table:style-name="ce1" office:value-type="string" calcext:value-type="string">
            <text:p>SIR Fo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_NUMBER</text:p>
          </table:table-cell>
          <table:table-cell office:value-type="string" calcext:value-type="string">
            <text:p>charac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ronto Fire Incident Number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Event typ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16802" calcext:value-type="float">
            <text:p>16802</text:p>
          </table:table-cell>
          <table:table-cell office:value-type="string" calcext:value-type="string">
            <text:p>DISPATCH 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IVE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ARRIVE_DAT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_TYPE_CD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vent type code as dispatched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_STREE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420556" calcext:value-type="float">
            <text:p>420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_STREET</text:p>
          </table:table-cell>
          <table:table-cell table:number-columns-repeated="2"/>
          <table:table-cell office:value-type="float" office:value="390349" calcext:value-type="float">
            <text:p>390349</text:p>
          </table:table-cell>
          <table:table-cell office:value-type="string" calcext:value-type="string">
            <text:p>Main Street of Incident (blank for medical calls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SA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355138" calcext:value-type="float">
            <text:p>355138</text:p>
          </table:table-cell>
          <table:table-cell office:value-type="string" calcext:value-type="string">
            <text:p>Closest Cross Street (if available)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_UNI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pparatus Responding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_DEPT_INCIDENT</text:p>
          </table:table-cell>
          <table:table-cell table:style-name="ce4" table:number-columns-repeated="3"/>
          <table:table-cell table:style-name="ce4" office:value-type="string" calcext:value-type="string">
            <text:p>SIR Fire Department Incident Number</text:p>
          </table:table-cell>
          <table:table-cell table:style-name="ce4" office:value-type="string" calcext:value-type="string">
            <text:p>Standard Incident Report</text:p>
          </table:table-cell>
          <table:table-cell table:style-name="ce4" office:value-type="string" calcext:value-type="string">
            <text:p>Fire Dept Incident #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FD_STATIO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 Department Station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S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M_INVESTIGATIONS_CONTACTED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FM Investigation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FM Investations contac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D_TO_FROM_OTHER_DEP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id to/from other fire department(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IDENT_DATE</text:p>
          </table:table-cell>
          <table:table-cell office:value-type="string" calcext:value-type="string">
            <text:p>charac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ate Of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ate Of Inc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CALL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ime of day call receiv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Call rcvd by 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TCH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Time of day of first dispatch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Dispatch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HOU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MI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CENE_SEC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5371" calcext:value-type="float">
            <text:p>15371</text:p>
          </table:table-cell>
          <table:table-cell office:value-type="string" calcext:value-type="string">
            <text:p>Time of day of first arriving unit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D Time On S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UNIT_PERSONN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personnel responding on first apparatu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unit # pers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_NUM_PERSONN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tal number of personnel responding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Total # personn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KM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timated distance from station to inciden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KM. distanc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LARM_TO_FD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Alarm to F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SPONSE_TYPE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Response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tal number of person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Resc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_INJURI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fighters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inju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_FATALITIE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fighter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fighters only fatalit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HOUR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MIN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NT_APP_SEC</text:p>
          </table:table-cell>
          <table:table-cell table:number-columns-repeated="2"/>
          <table:table-cell office:value-type="float" office:value="708040" calcext:value-type="float">
            <text:p>708040</text:p>
          </table:table-cell>
          <table:table-cell office:value-type="string" calcext:value-type="string">
            <text:p>Time of day agent first applied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pplication of agent or decision to de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DATE</text:p>
          </table:table-cell>
          <table:table-cell table:number-columns-repeated="2"/>
          <table:table-cell office:value-type="float" office:value="143269" calcext:value-type="float">
            <text:p>143269</text:p>
          </table:table-cell>
          <table:table-cell office:value-type="string" calcext:value-type="string">
            <text:p>Date fire under control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HOUR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hour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MIN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minute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_SEC</text:p>
          </table:table-cell>
          <table:table-cell table:number-columns-repeated="2"/>
          <table:table-cell office:value-type="float" office:value="707821" calcext:value-type="float">
            <text:p>707821</text:p>
          </table:table-cell>
          <table:table-cell office:value-type="string" calcext:value-type="string">
            <text:p>Time of day fire under control secon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Under Control Tim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TATUS_ON_ARRIVAL</text:p>
          </table:table-cell>
          <table:table-cell table:style-name="ce3" office:value-type="string" calcext:value-type="string">
            <text:p>factor</text:p>
          </table:table-cell>
          <table:table-cell table:style-name="ce3"/>
          <table:table-cell table:style-name="ce3"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Status_on_arriv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Wa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CONTRO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9863" calcext:value-type="float">
            <text:p>986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roperty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EA_OF_ORIGI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rea Of Ori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GNITION_SOUR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gnition Source/Equ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EL_OF_IGNITION_SOUR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uel/Energy of Ignition 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_OR_MATERIAL_FIRST_IGNITED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bject/Material first igni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IBLE_CAUS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0" calcext:value-type="float">
            <text:p>708040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Ca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_PURPOS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8631" calcext:value-type="float">
            <text:p>71863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Purp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_FUE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8631" calcext:value-type="float">
            <text:p>71863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Vehicles only F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LO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stimated los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imated $ loss (dollars onl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URANCE_ESTIMAT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7958" calcext:value-type="float">
            <text:p>707958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sur Est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VALUE_AT_RISK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7958" calcext:value-type="float">
            <text:p>707958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total value at ris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ILIAN_FIRE_INJURY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ivilian Injur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Inju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ILIAN_FIRE_FATALITY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ivilian Fatalities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s only Fatalit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CHILDRE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children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Childr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ADULT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adult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Adul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CUED_SENIOR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mber of seniors rescu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ersons Rescued Senio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1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2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323" calcext:value-type="float">
            <text:p>72032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CAL_CONDITION_3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363" calcext:value-type="float">
            <text:p>720363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hysical Condition 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FIRE_CONTROL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Fire 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Evacu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_REASON_1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08041" calcext:value-type="float">
            <text:p>708041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 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_EVACUATION_REASON_2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20265" calcext:value-type="float">
            <text:p>72026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ivilian Actions Reasons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431" calcext:value-type="float">
            <text:p>719431</text:p>
          </table:table-cell>
          <table:table-cell table:formula="of:=[.A66] &amp; &quot; contacted&quot;" office:value-type="string" office:string-value="OPP contacted" calcext:value-type="string">
            <text:p>OPP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OP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011" calcext:value-type="float">
            <text:p>719011</text:p>
          </table:table-cell>
          <table:table-cell table:formula="of:=[.A67] &amp; &quot; contacted&quot;" office:value-type="string" office:string-value="MOE contacted" calcext:value-type="string">
            <text:p>MO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822" calcext:value-type="float">
            <text:p>719822</text:p>
          </table:table-cell>
          <table:table-cell table:formula="of:=[.A68] &amp; &quot; contacted&quot;" office:value-type="string" office:string-value="TSSA contacted" calcext:value-type="string">
            <text:p>TS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TS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080" calcext:value-type="float">
            <text:p>720080</text:p>
          </table:table-cell>
          <table:table-cell table:formula="of:=[.A69] &amp; &quot; contacted&quot;" office:value-type="string" office:string-value="ESA contacted" calcext:value-type="string">
            <text:p>ESA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080" calcext:value-type="float">
            <text:p>720080</text:p>
          </table:table-cell>
          <table:table-cell table:formula="of:=[.A70] &amp; &quot; contacted&quot;" office:value-type="string" office:string-value="MOL contacted" calcext:value-type="string">
            <text:p>MOL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M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325" calcext:value-type="float">
            <text:p>720325</text:p>
          </table:table-cell>
          <table:table-cell table:formula="of:=[.A71] &amp; &quot; contacted&quot;" office:value-type="string" office:string-value="EMS contacted" calcext:value-type="string">
            <text:p>EM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UTEC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138" calcext:value-type="float">
            <text:p>720138</text:p>
          </table:table-cell>
          <table:table-cell table:formula="of:=[.A72] &amp; &quot; contacted&quot;" office:value-type="string" office:string-value="CANUTEC contacted" calcext:value-type="string">
            <text:p>CANUTEC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CANUT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5150" calcext:value-type="float">
            <text:p>715150</text:p>
          </table:table-cell>
          <table:table-cell table:formula="of:=[.A73] &amp; &quot; contacted&quot;" office:value-type="string" office:string-value="GAS contacted" calcext:value-type="string">
            <text:p>GAS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G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DRO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5966" calcext:value-type="float">
            <text:p>715966</text:p>
          </table:table-cell>
          <table:table-cell table:formula="of:=[.A74] &amp; &quot; contacted&quot;" office:value-type="string" office:string-value="HYDRO contacted" calcext:value-type="string">
            <text:p>HYDRO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 Agencies contacted HYD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BUILDING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20142" calcext:value-type="float">
            <text:p>720142</text:p>
          </table:table-cell>
          <table:table-cell office:value-type="string" calcext:value-type="string">
            <text:p>Municipal Building Off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ipal Bldg Off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HEALTH_OFF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9008" calcext:value-type="float">
            <text:p>719008</text:p>
          </table:table-cell>
          <table:table-cell office:value-type="string" calcext:value-type="string">
            <text:p>Municipal Health Unit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Health Uni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_POLIC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8973" calcext:value-type="float">
            <text:p>718973</text:p>
          </table:table-cell>
          <table:table-cell office:value-type="string" calcext:value-type="string">
            <text:p>Municipal Police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Munic Pol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boolean</text:p>
          </table:table-cell>
          <table:table-cell office:value-type="float" office:value="717388" calcext:value-type="float">
            <text:p>717388</text:p>
          </table:table-cell>
          <table:table-cell office:value-type="string" calcext:value-type="string">
            <text:p>Other Party Contact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TIAL_DETEC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4" calcext:value-type="float">
            <text:p>711584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nitial Det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T_FIR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xtent of f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ENT_SMOK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spre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_NUM_PERSONS_DISPLACED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Estimated number of persons displaced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Est # of persons displac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SIBLE_BUSINESS_IMPAC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5" calcext:value-type="float">
            <text:p>711585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Possible Bus. Imp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</text:p>
          </table:table-cell>
          <table:table-cell table:number-columns-repeated="2"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Cmpl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_STATU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C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Occupancy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STATU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D_HEIGH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Bldg He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_OF_ORIGI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Level Of Orig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E_OF_STRUCTUR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Age of Struc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PRESENCE_AND_OPERATION_MAIN_FLOOR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presence and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FAILURE_TO_OPERAT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failure to oper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TYP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- Alarm on floor or in suite of fire origin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OTHER_FLOOR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other floor(s) prsence and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ON_ALL_FLOORS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moke Alarms Alarm on every lev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_ALARM_IMPACT_ON_EVAC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Impact of alarm operation on persons at risk of injury Evac.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MOKE_ALARM_IMPACT_ON_NUM_EVAC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Number of persons evacuated as a result of hearing alarm</text:p>
          </table:table-cell>
          <table:table-cell office:value-type="string" calcext:value-type="string">
            <text:p>Standard Incident Report</text:p>
          </table:table-cell>
          <table:table-cell table:style-name="ce3" office:value-type="string" calcext:value-type="string">
            <text:p>Impact of alarm operation on persons at risk of injury <text:s/># Eva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Pres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OPER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_ALARM_SYSTEM_IMPACT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Fire Alarm System Impact of system oper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KLER_SYSTEM_PRESENCE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prese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INKLER_SYSTEM_ACTIVATION</text:p>
          </table:table-cell>
          <table:table-cell office:value-type="string" calcext:value-type="string">
            <text:p>factor</text:p>
          </table:table-cell>
          <table:table-cell/>
          <table:table-cell office:value-type="float" office:value="711589" calcext:value-type="float">
            <text:p>711589</text:p>
          </table:table-cell>
          <table:table-cell table:style-name="ce6" office:value-type="string" calcext:value-type="string">
            <text:p>See Standard Incident Report Codes List</text:p>
          </table:table-cell>
          <table:table-cell office:value-type="string" calcext:value-type="string">
            <text:p>Standard Incident Report</text:p>
          </table:table-cell>
          <table:table-cell office:value-type="string" calcext:value-type="string">
            <text:p>Sprinkler system activation</text:p>
          </table:table-cell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Responding Units\CAD_UNIT_ID</text:p>
          </table:table-cell>
          <table:table-cell table:number-columns-repeated="3"/>
          <table:table-cell table:style-name="ce9" office:value-type="string" calcext:value-type="string">
            <text:p>Unit ID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DISPATCH_TIME</text:p>
          </table:table-cell>
          <table:table-cell table:number-columns-repeated="3"/>
          <table:table-cell table:style-name="ce9" office:value-type="string" calcext:value-type="string">
            <text:p>Dispatch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ENROUTE_TIME</text:p>
          </table:table-cell>
          <table:table-cell table:number-columns-repeated="3"/>
          <table:table-cell table:style-name="ce8" office:value-type="string" calcext:value-type="string">
            <text:p>Enroute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ARRIVE_TIME</text:p>
          </table:table-cell>
          <table:table-cell table:number-columns-repeated="3"/>
          <table:table-cell table:style-name="ce8" office:value-type="string" calcext:value-type="string">
            <text:p>Arrival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pondingUnits\CLEAR_TIME</text:p>
          </table:table-cell>
          <table:table-cell table:number-columns-repeated="3"/>
          <table:table-cell table:style-name="ce8" office:value-type="string" calcext:value-type="string">
            <text:p>Clear Time of Responding Uni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Provided From RMS system</text:p>
          </table:table-cell>
          <table:table-cell table:number-columns-repeated="101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2.$A$1" table:cell-range-address="$Sheet2.$A$1:.$G$113"/>
        </table:named-expressions>
      </table:table>
      <table:named-expressions/>
      <table:database-ranges>
        <table:database-range table:name="__Anonymous_Sheet_DB__0" table:target-range-address="Sheet2.A1:Sheet2.G11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2:23:55.5498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stru</meta:initial-creator>
    <meta:creation-date>2015-08-25T18:06:19</meta:creation-date>
    <dc:date>2018-07-09T17:05:40.570289000</dc:date>
    <meta:generator>LibreOffice/5.2.2.2$MacOSX_X86_64 LibreOffice_project/8f96e87c890bf8fa77463cd4b640a2312823f3ad</meta:generator>
    <meta:editing-duration>PT20H25M45S</meta:editing-duration>
    <meta:editing-cycles>58</meta:editing-cycles>
    <meta:document-statistic meta:table-count="1" meta:cell-count="629" meta:object-count="0"/>
    <meta:user-defined meta:name="AppVersion">12.0000</meta:user-defined>
    <meta:user-defined meta:name="Company">M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